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353200" calcext:value-type="float">
            <text:p>353200</text:p>
          </table:table-cell>
          <table:table-cell office:value-type="float" office:value="291500" calcext:value-type="float">
            <text:p>291500</text:p>
          </table:table-cell>
          <table:table-cell office:value-type="float" office:value="295400" calcext:value-type="float">
            <text:p>295400</text:p>
          </table:table-cell>
          <table:table-cell office:value-type="float" office:value="300200" calcext:value-type="float">
            <text:p>300200</text:p>
          </table:table-cell>
          <table:table-cell office:value-type="float" office:value="320100" calcext:value-type="float">
            <text:p>3201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326400" calcext:value-type="float">
            <text:p>-326400</text:p>
          </table:table-cell>
          <table:table-cell office:value-type="float" office:value="-273800" calcext:value-type="float">
            <text:p>-273800</text:p>
          </table:table-cell>
          <table:table-cell office:value-type="float" office:value="-274700" calcext:value-type="float">
            <text:p>-274700</text:p>
          </table:table-cell>
          <table:table-cell office:value-type="float" office:value="-273200" calcext:value-type="float">
            <text:p>-273200</text:p>
          </table:table-cell>
          <table:table-cell office:value-type="float" office:value="-293600" calcext:value-type="float">
            <text:p>-2936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26800" calcext:value-type="float">
            <text:p>26800</text:p>
          </table:table-cell>
          <table:table-cell office:value-type="float" office:value="17700" calcext:value-type="float">
            <text:p>17700</text:p>
          </table:table-cell>
          <table:table-cell office:value-type="float" office:value="20700" calcext:value-type="float">
            <text:p>20700</text:p>
          </table:table-cell>
          <table:table-cell office:value-type="float" office:value="27000" calcext:value-type="float">
            <text:p>27000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6900" calcext:value-type="float">
            <text:p>16900</text:p>
          </table:table-cell>
          <table:table-cell office:value-type="float" office:value="9900" calcext:value-type="float">
            <text:p>9900</text:p>
          </table:table-cell>
          <table:table-cell office:value-type="float" office:value="14200" calcext:value-type="float">
            <text:p>142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21" calcext:value-type="float">
            <text:p>0,21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2" office:value-type="float" office:value="82383182" calcext:value-type="float">
            <text:p>82383182</text:p>
          </table:table-cell>
          <table:table-cell table:number-columns-repeated="3" office:value-type="float" office:value="75486853" calcext:value-type="float">
            <text:p>75486853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264000" calcext:value-type="float">
            <text:p>264000</text:p>
          </table:table-cell>
          <table:table-cell office:value-type="float" office:value="274400" calcext:value-type="float">
            <text:p>2744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196600" calcext:value-type="float">
            <text:p>1966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62900" calcext:value-type="float">
            <text:p>62900</text:p>
          </table:table-cell>
          <table:table-cell office:value-type="float" office:value="53700" calcext:value-type="float">
            <text:p>53700</text:p>
          </table:table-cell>
          <table:table-cell office:value-type="float" office:value="41100" calcext:value-type="float">
            <text:p>41100</text:p>
          </table:table-cell>
          <table:table-cell office:value-type="float" office:value="42800" calcext:value-type="float">
            <text:p>42800</text:p>
          </table:table-cell>
          <table:table-cell office:value-type="float" office:value="48500" calcext:value-type="float">
            <text:p>485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327000" calcext:value-type="float">
            <text:p>327000</text:p>
          </table:table-cell>
          <table:table-cell office:value-type="float" office:value="328200" calcext:value-type="float">
            <text:p>328200</text:p>
          </table:table-cell>
          <table:table-cell office:value-type="float" office:value="256100" calcext:value-type="float">
            <text:p>256100</text:p>
          </table:table-cell>
          <table:table-cell office:value-type="float" office:value="272800" calcext:value-type="float">
            <text:p>272800</text:p>
          </table:table-cell>
          <table:table-cell office:value-type="float" office:value="245100" calcext:value-type="float">
            <text:p>2451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18700" calcext:value-type="float">
            <text:p>118700</text:p>
          </table:table-cell>
          <table:table-cell office:value-type="float" office:value="111500" calcext:value-type="float">
            <text:p>111500</text:p>
          </table:table-cell>
          <table:table-cell office:value-type="float" office:value="88500" calcext:value-type="float">
            <text:p>88500</text:p>
          </table:table-cell>
          <table:table-cell office:value-type="float" office:value="88100" calcext:value-type="float">
            <text:p>88100</text:p>
          </table:table-cell>
          <table:table-cell office:value-type="float" office:value="81800" calcext:value-type="float">
            <text:p>818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208300" calcext:value-type="float">
            <text:p>208300</text:p>
          </table:table-cell>
          <table:table-cell office:value-type="float" office:value="216700" calcext:value-type="float">
            <text:p>216700</text:p>
          </table:table-cell>
          <table:table-cell office:value-type="float" office:value="167600" calcext:value-type="float">
            <text:p>167600</text:p>
          </table:table-cell>
          <table:table-cell office:value-type="float" office:value="184700" calcext:value-type="float">
            <text:p>184700</text:p>
          </table:table-cell>
          <table:table-cell office:value-type="float" office:value="163300" calcext:value-type="float">
            <text:p>1633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327000" calcext:value-type="float">
            <text:p>327000</text:p>
          </table:table-cell>
          <table:table-cell office:value-type="float" office:value="328200" calcext:value-type="float">
            <text:p>328200</text:p>
          </table:table-cell>
          <table:table-cell office:value-type="float" office:value="256100" calcext:value-type="float">
            <text:p>256100</text:p>
          </table:table-cell>
          <table:table-cell office:value-type="float" office:value="272800" calcext:value-type="float">
            <text:p>272800</text:p>
          </table:table-cell>
          <table:table-cell office:value-type="float" office:value="245100" calcext:value-type="float">
            <text:p>2451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20:17.4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1S</meta:editing-duration>
    <meta:editing-cycles>3</meta:editing-cycles>
    <meta:generator>LibreOffice/5.4.2.2$Windows_X86_64 LibreOffice_project/22b09f6418e8c2d508a9eaf86b2399209b0990f4</meta:generator>
    <dc:date>2017-11-22T12:20:27.229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